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1.9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5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line-height="100%" fo:text-align="center"/>
      <style:text-properties fo:font-family="Arial" style:font-family-generic="swiss" style:font-pitch="variable" fo:font-size="12pt" fo:font-weight="bold"/>
    </style:style>
    <style:style style:name="P6" style:family="paragraph">
      <style:text-properties fo:font-family="Arial" style:font-family-generic="swiss" style:font-pitch="variable" fo:font-size="11pt" fo:font-weight="bold"/>
    </style:style>
    <style:style style:name="P7" style:family="paragraph">
      <style:text-properties fo:font-family="Arial" style:font-family-generic="swiss" style:font-pitch="variable" fo:font-size="12pt" fo:font-weight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family="Arial" style:font-family-generic="swiss" style:font-pitch="variable" fo:font-size="11pt" fo:font-weight="bold"/>
    </style:style>
    <style:style style:name="T4" style:family="text">
      <style:text-properties fo:font-family="Arial" style:font-family-generic="swiss" style:font-pitch="variable" fo:font-size="11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43cm" svg:height="4.001cm" svg:x="15.497cm" svg:y="16.821cm">
          <text:p text:style-name="P2"/>
        </draw:rect>
        <draw:line draw:style-name="gr2" draw:text-style-name="P1" draw:layer="layout" svg:x1="15.497cm" svg:y1="19.856cm" svg:x2="26.931cm" svg:y2="19.856cm">
          <text:p text:style-name="P2"/>
        </draw:line>
        <draw:line draw:style-name="gr2" draw:text-style-name="P1" draw:layer="layout" svg:x1="21.355cm" svg:y1="19.856cm" svg:x2="21.355cm" svg:y2="20.832cm">
          <text:p text:style-name="P2"/>
        </draw:line>
        <draw:frame draw:style-name="gr3" draw:text-style-name="P3" draw:layer="layout" svg:width="2.136cm" svg:height="0.504cm" svg:x="17.576cm" svg:y="20.108cm">
          <draw:text-box>
            <text:p text:style-name="P2"><text:span text:style-name="T1">2008/08/12</text:span></text:p>
          </draw:text-box>
        </draw:frame>
        <draw:frame draw:style-name="gr4" draw:text-style-name="P3" draw:layer="layout" svg:width="5.209cm" svg:height="0.504cm" svg:x="21.45cm" svg:y="20.108cm">
          <draw:text-box>
            <text:p text:style-name="P2"><text:span text:style-name="T1">OrbRunandChargeCon.odg</text:span></text:p>
          </draw:text-box>
        </draw:frame>
        <draw:frame draw:style-name="gr5" draw:text-style-name="P5" draw:layer="layout" svg:width="3.816cm" svg:height="1.462cm" svg:x="19.214cm" svg:y="17.385cm">
          <draw:text-box>
            <text:p text:style-name="P4"><text:span text:style-name="T2">SWARM </text:span></text:p>
            <text:p text:style-name="P4"><text:span text:style-name="T2">Orb Run &amp; Charge </text:span></text:p>
            <text:p text:style-name="P4"><text:span text:style-name="T2">Connectors</text:span></text:p>
          </draw:text-box>
        </draw:frame>
        <draw:frame draw:style-name="gr5" draw:text-style-name="P6" draw:layer="layout" svg:width="5.476cm" svg:height="1.348cm" svg:x="15.743cm" svg:y="15.278cm">
          <draw:text-box>
            <text:p text:style-name="P2"><text:span text:style-name="T3">Notes:</text:span></text:p>
            <text:p text:style-name="P2"><text:span text:style-name="T4">Drawings not to scale</text:span></text:p>
            <text:p text:style-name="P2"><text:span text:style-name="T4">See schematic for wiring details</text:span></text:p>
          </draw:text-box>
        </draw:frame>
        <draw:line draw:style-name="gr2" draw:text-style-name="P1" draw:layer="layout" svg:x1="21.63cm" svg:y1="4.871cm" svg:x2="21.63cm" svg:y2="10.777cm">
          <text:p text:style-name="P2"/>
        </draw:line>
        <draw:line draw:style-name="gr2" draw:text-style-name="P1" draw:layer="layout" svg:x1="19.187cm" svg:y1="4.868cm" svg:x2="21.619cm" svg:y2="4.868cm">
          <text:p text:style-name="P2"/>
        </draw:line>
        <draw:line draw:style-name="gr2" draw:text-style-name="P1" draw:layer="layout" svg:x1="19.216cm" svg:y1="10.777cm" svg:x2="21.648cm" svg:y2="10.777cm">
          <text:p text:style-name="P2"/>
        </draw:line>
        <draw:line draw:style-name="gr2" draw:text-style-name="P1" draw:layer="layout" svg:x1="19.203cm" svg:y1="10.769cm" svg:x2="18.492cm" svg:y2="10.059cm">
          <text:p text:style-name="P2"/>
        </draw:line>
        <draw:line draw:style-name="gr2" draw:text-style-name="P1" draw:layer="layout" svg:x1="19.167cm" svg:y1="4.871cm" svg:x2="18.457cm" svg:y2="5.582cm">
          <text:p text:style-name="P2"/>
        </draw:line>
        <draw:line draw:style-name="gr2" draw:text-style-name="P1" draw:layer="layout" svg:x1="18.5cm" svg:y1="5.57cm" svg:x2="18.5cm" svg:y2="10.085cm">
          <text:p text:style-name="P2"/>
        </draw:line>
        <draw:ellipse draw:style-name="gr1" draw:text-style-name="P1" draw:layer="layout" svg:width="0.865cm" svg:height="0.829cm" svg:x="18.852cm" svg:y="5.629cm">
          <text:p text:style-name="P2"/>
        </draw:ellipse>
        <draw:ellipse draw:style-name="gr1" draw:text-style-name="P1" draw:layer="layout" svg:width="0.865cm" svg:height="0.829cm" svg:x="18.876cm" svg:y="7.394cm">
          <text:p text:style-name="P2"/>
        </draw:ellipse>
        <draw:ellipse draw:style-name="gr1" draw:text-style-name="P1" draw:layer="layout" svg:width="0.865cm" svg:height="0.829cm" svg:x="18.883cm" svg:y="9.145cm">
          <text:p text:style-name="P2"/>
        </draw:ellipse>
        <draw:ellipse draw:style-name="gr1" draw:text-style-name="P1" draw:layer="layout" svg:width="0.865cm" svg:height="0.829cm" svg:x="20.353cm" svg:y="5.63cm">
          <text:p text:style-name="P2"/>
        </draw:ellipse>
        <draw:ellipse draw:style-name="gr1" draw:text-style-name="P1" draw:layer="layout" svg:width="0.865cm" svg:height="0.829cm" svg:x="20.377cm" svg:y="7.395cm">
          <text:p text:style-name="P2"/>
        </draw:ellipse>
        <draw:ellipse draw:style-name="gr1" draw:text-style-name="P1" draw:layer="layout" svg:width="0.865cm" svg:height="0.829cm" svg:x="20.384cm" svg:y="9.146cm">
          <text:p text:style-name="P2"/>
        </draw:ellipse>
        <draw:frame draw:style-name="gr5" draw:text-style-name="P7" draw:layer="layout" svg:width="0.239cm" svg:height="0.488cm" svg:x="19.147cm" svg:y="5.049cm">
          <draw:text-box>
            <text:p text:style-name="P2"><text:span text:style-name="T2">4</text:span></text:p>
          </draw:text-box>
        </draw:frame>
        <draw:frame draw:style-name="gr5" draw:text-style-name="P7" draw:layer="layout" svg:width="0.239cm" svg:height="0.488cm" svg:x="19.147cm" svg:y="6.849cm">
          <draw:text-box>
            <text:p text:style-name="P2"><text:span text:style-name="T2">5</text:span></text:p>
          </draw:text-box>
        </draw:frame>
        <draw:frame draw:style-name="gr5" draw:text-style-name="P7" draw:layer="layout" svg:width="0.239cm" svg:height="0.488cm" svg:x="19.147cm" svg:y="8.649cm">
          <draw:text-box>
            <text:p text:style-name="P2"><text:span text:style-name="T2">6</text:span></text:p>
          </draw:text-box>
        </draw:frame>
        <draw:frame draw:style-name="gr5" draw:text-style-name="P7" draw:layer="layout" svg:width="0.239cm" svg:height="0.488cm" svg:x="20.647cm" svg:y="5.049cm">
          <draw:text-box>
            <text:p text:style-name="P2"><text:span text:style-name="T2">1</text:span></text:p>
          </draw:text-box>
        </draw:frame>
        <draw:frame draw:style-name="gr5" draw:text-style-name="P7" draw:layer="layout" svg:width="0.239cm" svg:height="0.488cm" svg:x="20.647cm" svg:y="6.849cm">
          <draw:text-box>
            <text:p text:style-name="P2"><text:span text:style-name="T2">2</text:span></text:p>
          </draw:text-box>
        </draw:frame>
        <draw:frame draw:style-name="gr5" draw:text-style-name="P7" draw:layer="layout" svg:width="0.239cm" svg:height="0.488cm" svg:x="20.647cm" svg:y="8.649cm">
          <draw:text-box>
            <text:p text:style-name="P2"><text:span text:style-name="T2">3</text:span></text:p>
          </draw:text-box>
        </draw:frame>
        <draw:frame draw:style-name="gr5" draw:text-style-name="P7" draw:layer="layout" svg:width="3.24cm" svg:height="4.384cm" svg:x="15.204cm" svg:y="5.594cm">
          <draw:text-box>
            <text:p text:style-name="P2"><text:span text:style-name="T2"><text:s text:c="7"/></text:span><text:span text:style-name="T2">Red Wire &amp; </text:span></text:p>
            <text:p text:style-name="P2"><text:span text:style-name="T2"><text:s text:c="6"/></text:span><text:span text:style-name="T2">Jumper to 2</text:span></text:p>
            <text:p text:style-name="P2"><text:span text:style-name="T2"/></text:p>
            <text:p text:style-name="P2"><text:span text:style-name="T2"/></text:p>
            <text:p text:style-name="P2"><text:span text:style-name="T2"><text:s text:c="8"/></text:span><text:span text:style-name="T2">Black Wire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1"/></text:span><text:span text:style-name="T2">NC</text:span></text:p>
          </draw:text-box>
        </draw:frame>
        <draw:line draw:style-name="gr2" draw:text-style-name="P1" draw:layer="layout" svg:x1="7.83cm" svg:y1="4.871cm" svg:x2="7.83cm" svg:y2="10.777cm">
          <text:p text:style-name="P2"/>
        </draw:line>
        <draw:line draw:style-name="gr2" draw:text-style-name="P1" draw:layer="layout" svg:x1="5.387cm" svg:y1="4.868cm" svg:x2="7.819cm" svg:y2="4.868cm">
          <text:p text:style-name="P2"/>
        </draw:line>
        <draw:line draw:style-name="gr2" draw:text-style-name="P1" draw:layer="layout" svg:x1="5.416cm" svg:y1="10.777cm" svg:x2="7.848cm" svg:y2="10.777cm">
          <text:p text:style-name="P2"/>
        </draw:line>
        <draw:line draw:style-name="gr2" draw:text-style-name="P1" draw:layer="layout" svg:x1="5.403cm" svg:y1="10.769cm" svg:x2="4.692cm" svg:y2="10.059cm">
          <text:p text:style-name="P2"/>
        </draw:line>
        <draw:line draw:style-name="gr2" draw:text-style-name="P1" draw:layer="layout" svg:x1="5.367cm" svg:y1="4.871cm" svg:x2="4.657cm" svg:y2="5.582cm">
          <text:p text:style-name="P2"/>
        </draw:line>
        <draw:line draw:style-name="gr2" draw:text-style-name="P1" draw:layer="layout" svg:x1="4.7cm" svg:y1="5.57cm" svg:x2="4.7cm" svg:y2="10.085cm">
          <text:p text:style-name="P2"/>
        </draw:line>
        <draw:ellipse draw:style-name="gr1" draw:text-style-name="P1" draw:layer="layout" svg:width="0.865cm" svg:height="0.829cm" svg:x="5.052cm" svg:y="5.629cm">
          <text:p text:style-name="P2"/>
        </draw:ellipse>
        <draw:ellipse draw:style-name="gr1" draw:text-style-name="P1" draw:layer="layout" svg:width="0.865cm" svg:height="0.829cm" svg:x="5.076cm" svg:y="7.394cm">
          <text:p text:style-name="P2"/>
        </draw:ellipse>
        <draw:ellipse draw:style-name="gr1" draw:text-style-name="P1" draw:layer="layout" svg:width="0.865cm" svg:height="0.829cm" svg:x="5.083cm" svg:y="9.145cm">
          <text:p text:style-name="P2"/>
        </draw:ellipse>
        <draw:frame draw:style-name="gr5" draw:text-style-name="P9" draw:layer="layout" svg:width="4.502cm" svg:height="0.975cm" svg:x="4.365cm" svg:y="11.118cm">
          <draw:text-box>
            <text:p text:style-name="P8"><text:span text:style-name="T2">Run Plug (Fakey)</text:span></text:p>
            <text:p text:style-name="P8"><text:span text:style-name="T2">Male Molex Connector</text:span></text:p>
          </draw:text-box>
        </draw:frame>
        <draw:ellipse draw:style-name="gr1" draw:text-style-name="P1" draw:layer="layout" svg:width="0.865cm" svg:height="0.829cm" svg:x="6.553cm" svg:y="5.63cm">
          <text:p text:style-name="P2"/>
        </draw:ellipse>
        <draw:ellipse draw:style-name="gr1" draw:text-style-name="P1" draw:layer="layout" svg:width="0.865cm" svg:height="0.829cm" svg:x="6.577cm" svg:y="7.395cm">
          <text:p text:style-name="P2"/>
        </draw:ellipse>
        <draw:ellipse draw:style-name="gr1" draw:text-style-name="P1" draw:layer="layout" svg:width="0.865cm" svg:height="0.829cm" svg:x="6.584cm" svg:y="9.146cm">
          <text:p text:style-name="P2"/>
        </draw:ellipse>
        <draw:frame draw:style-name="gr5" draw:text-style-name="P7" draw:layer="layout" svg:width="0.239cm" svg:height="0.488cm" svg:x="5.347cm" svg:y="5.049cm">
          <draw:text-box>
            <text:p text:style-name="P2"><text:span text:style-name="T2">4</text:span></text:p>
          </draw:text-box>
        </draw:frame>
        <draw:frame draw:style-name="gr5" draw:text-style-name="P7" draw:layer="layout" svg:width="0.239cm" svg:height="0.488cm" svg:x="5.347cm" svg:y="6.849cm">
          <draw:text-box>
            <text:p text:style-name="P2"><text:span text:style-name="T2">5</text:span></text:p>
          </draw:text-box>
        </draw:frame>
        <draw:frame draw:style-name="gr5" draw:text-style-name="P7" draw:layer="layout" svg:width="0.239cm" svg:height="0.488cm" svg:x="5.347cm" svg:y="8.649cm">
          <draw:text-box>
            <text:p text:style-name="P2"><text:span text:style-name="T2">6</text:span></text:p>
          </draw:text-box>
        </draw:frame>
        <draw:frame draw:style-name="gr5" draw:text-style-name="P7" draw:layer="layout" svg:width="0.239cm" svg:height="0.488cm" svg:x="6.847cm" svg:y="5.049cm">
          <draw:text-box>
            <text:p text:style-name="P2"><text:span text:style-name="T2">1</text:span></text:p>
          </draw:text-box>
        </draw:frame>
        <draw:frame draw:style-name="gr5" draw:text-style-name="P7" draw:layer="layout" svg:width="0.239cm" svg:height="0.488cm" svg:x="6.847cm" svg:y="6.849cm">
          <draw:text-box>
            <text:p text:style-name="P2"><text:span text:style-name="T2">2</text:span></text:p>
          </draw:text-box>
        </draw:frame>
        <draw:frame draw:style-name="gr5" draw:text-style-name="P7" draw:layer="layout" svg:width="0.239cm" svg:height="0.488cm" svg:x="6.847cm" svg:y="8.649cm">
          <draw:text-box>
            <text:p text:style-name="P2"><text:span text:style-name="T2">3</text:span></text:p>
          </draw:text-box>
        </draw:frame>
        <draw:frame draw:style-name="gr5" draw:text-style-name="P7" draw:layer="layout" svg:width="3.338cm" svg:height="4.384cm" svg:x="1.303cm" svg:y="5.594cm">
          <draw:text-box>
            <text:p text:style-name="P2"><text:span text:style-name="T2"><text:s text:c="7"/></text:span><text:span text:style-name="T2">Jumper to 1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2"/></text:span><text:span text:style-name="T2">NC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7"/></text:span><text:span text:style-name="T2">Jumper to 3</text:span></text:p>
          </draw:text-box>
        </draw:frame>
        <draw:frame draw:style-name="gr5" draw:text-style-name="P9" draw:layer="layout" svg:width="4.502cm" svg:height="0.975cm" svg:x="18.066cm" svg:y="11.119cm">
          <draw:text-box>
            <text:p text:style-name="P8"><text:span text:style-name="T2">Charging Plug</text:span></text:p>
            <text:p text:style-name="P8"><text:span text:style-name="T2">Male Molex Connector</text:span></text:p>
          </draw:text-box>
        </draw:frame>
        <draw:frame draw:style-name="gr5" draw:text-style-name="P7" draw:layer="layout" svg:width="3.067cm" svg:height="4.384cm" svg:x="7.904cm" svg:y="5.594cm">
          <draw:text-box>
            <text:p text:style-name="P2"><text:span text:style-name="T2"><text:s/></text:span><text:span text:style-name="T2">Jumper from 4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N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Jumper from 6</text:span></text:p>
          </draw:text-box>
        </draw:frame>
        <draw:frame draw:style-name="gr5" draw:text-style-name="P7" draw:layer="layout" svg:width="4.105cm" svg:height="4.384cm" svg:x="21.704cm" svg:y="5.594cm">
          <draw:text-box>
            <text:p text:style-name="P2"><text:span text:style-name="T2"><text:s/></text:span><text:span text:style-name="T2">N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Red Jumper from 4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NC</text:span></text:p>
          </draw:text-box>
        </draw:frame>
        <draw:frame draw:style-name="gr5" draw:text-style-name="P7" draw:layer="layout" svg:width="1.742cm" svg:height="0.488cm" svg:x="5.668cm" svg:y="4.256cm">
          <draw:text-box>
            <text:p text:style-name="P2"><text:span text:style-name="T2">Pin View</text:span></text:p>
          </draw:text-box>
        </draw:frame>
        <draw:frame draw:style-name="gr5" draw:text-style-name="P7" draw:layer="layout" svg:width="1.742cm" svg:height="0.488cm" svg:x="19.468cm" svg:y="4.256cm">
          <draw:text-box>
            <text:p text:style-name="P2"><text:span text:style-name="T2">Pin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8-12T15:05:11</meta:creation-date>
    <dc:date>2008-08-12T18:48:10</dc:date>
    <dc:language>en-US</dc:language>
    <meta:editing-cycles>11</meta:editing-cycles>
    <meta:editing-duration>PT34M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